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indent="0.0986in"/>
      <style:text-properties style:language-asian="lt" style:country-asian="LT"/>
    </style:style>
    <style:style style:name="S1" style:family="section">
      <style:section-properties fo:margin-left="-0.2951in" fo:margin-right="0in" style:writing-mode="lr-tb">
        <style:columns fo:column-count="3">
          <style:column style:rel-width="2551*" fo:start-indent="0in" fo:end-indent="0.1965in"/>
          <style:column style:rel-width="2835*" fo:start-indent="0.1972in" fo:end-indent="0.1965in"/>
          <style:column style:rel-width="4677*" fo:start-indent="0.1972in" fo:end-indent="0in"/>
        </style:columns>
      </style:section-properties>
    </style:style>
    <style:style style:name="T2" style:parent-style-name="DefaultParagraphFont" style:family="text">
      <style:text-properties fo:letter-spacing="0.0027in"/>
    </style:style>
    <style:style style:name="T3" style:parent-style-name="DefaultParagraphFont" style:family="text">
      <style:text-properties fo:color="#FF0000"/>
    </style:style>
    <style:style style:name="T4" style:parent-style-name="DefaultParagraphFont" style:family="text">
      <style:text-properties fo:color="#FF0000"/>
    </style:style>
    <style:style style:name="T5" style:parent-style-name="DefaultParagraphFont" style:family="text">
      <style:text-properties fo:color="#FF0000"/>
    </style:style>
    <style:style style:name="T6" style:parent-style-name="DefaultParagraphFont" style:family="text">
      <style:text-properties fo:color="#FF0000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-0.2951in" fo:margin-right="0in" style:writing-mode="lr-tb"/>
    </style:style>
    <style:style style:name="P7" style:parent-style-name="Heading1" style:family="paragraph">
      <style:paragraph-properties fo:break-before="page" fo:text-indent="0in"/>
    </style:style>
    <style:style style:name="P8" style:parent-style-name="Normal" style:family="paragraph">
      <style:paragraph-properties>
        <style:tab-stops>
          <style:tab-stop style:type="char" style:char="." style:position="3.9375in"/>
        </style:tab-stops>
      </style:paragraph-properties>
    </style:style>
    <style:style style:name="P9" style:parent-style-name="Normal" style:family="paragraph">
      <style:paragraph-properties>
        <style:tab-stops>
          <style:tab-stop style:type="char" style:char="." style:position="3.9375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char" style:char="." style:position="3.9375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char" style:char="." style:position="3.9375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char" style:char="." style:position="3.9375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char" style:char="." style:position="3.9375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char" style:char="." style:position="3.9375in"/>
        </style:tab-stops>
      </style:paragraph-properties>
    </style:style>
    <style:style style:name="T15" style:parent-style-name="DefaultParagraphFont" style:family="text">
      <style:text-properties fo:color="#FF0000"/>
    </style:style>
    <style:style style:name="P16" style:parent-style-name="Heading1" style:family="paragraph">
      <style:paragraph-properties fo:text-indent="0in"/>
    </style:style>
    <style:style style:name="TableColumn18" style:family="table-column">
      <style:table-column-properties style:column-width="0.9187in"/>
    </style:style>
    <style:style style:name="TableColumn19" style:family="table-column">
      <style:table-column-properties style:column-width="1.8256in"/>
    </style:style>
    <style:style style:name="TableColumn20" style:family="table-column">
      <style:table-column-properties style:column-width="0.8493in"/>
    </style:style>
    <style:style style:name="TableColumn21" style:family="table-column">
      <style:table-column-properties style:column-width="0.8805in"/>
    </style:style>
    <style:style style:name="Table17" style:family="table">
      <style:table-properties style:width="4.4743in" fo:margin-left="0.0645in" table:align="left"/>
    </style:style>
    <style:style style:name="TableRow22" style:family="table-row">
      <style:table-row-properties style:min-row-height="0.78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5" style:family="table-cell">
      <style:table-cell-properties fo:border="0.0069in solid #000000" style:writing-mode="lr-tb" fo:padding-top="0in" fo:padding-left="0.3937in" fo:padding-bottom="0in" fo:padding-right="0.075in"/>
    </style:style>
    <style:style style:name="P2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4" style:family="table-cell">
      <style:table-cell-properties fo:border="0.0069in solid #000000" style:writing-mode="lr-tb" fo:padding-top="0in" fo:padding-left="0.3937in" fo:padding-bottom="0in" fo:padding-right="0.075in"/>
    </style:style>
    <style:style style:name="P3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3" style:family="table-cell">
      <style:table-cell-properties fo:border="0.0069in solid #000000" style:writing-mode="lr-tb" fo:padding-top="0in" fo:padding-left="0.3937in" fo:padding-bottom="0in" fo:padding-right="0.075in"/>
    </style:style>
    <style:style style:name="P4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52" style:family="table-cell">
      <style:table-cell-properties fo:border="0.0069in solid #000000" style:writing-mode="lr-tb" fo:padding-top="0in" fo:padding-left="0.3937in" fo:padding-bottom="0in" fo:padding-right="0.075in"/>
    </style:style>
    <style:style style:name="P5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61" style:family="table-cell">
      <style:table-cell-properties fo:border="0.0069in solid #000000" style:writing-mode="lr-tb" fo:padding-top="0in" fo:padding-left="0.3937in" fo:padding-bottom="0in" fo:padding-right="0.075in"/>
    </style:style>
    <style:style style:name="P6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70" style:family="table-cell">
      <style:table-cell-properties fo:border="0.0069in solid #000000" style:writing-mode="lr-tb" fo:padding-top="0in" fo:padding-left="0.3937in" fo:padding-bottom="0in" fo:padding-right="0.075in"/>
    </style:style>
    <style:style style:name="P7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79" style:family="table-cell">
      <style:table-cell-properties fo:border="0.0069in solid #000000" style:writing-mode="lr-tb" fo:padding-top="0in" fo:padding-left="0.3937in" fo:padding-bottom="0in" fo:padding-right="0.075in"/>
    </style:style>
    <style:style style:name="P8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88" style:family="table-cell">
      <style:table-cell-properties fo:border="0.0069in solid #000000" style:writing-mode="lr-tb" fo:padding-top="0in" fo:padding-left="0.3937in" fo:padding-bottom="0in" fo:padding-right="0.075in"/>
    </style:style>
    <style:style style:name="P8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97" style:family="table-cell">
      <style:table-cell-properties fo:border="0.0069in solid #000000" style:writing-mode="lr-tb" fo:padding-top="0in" fo:padding-left="0.3937in" fo:padding-bottom="0in" fo:padding-right="0.075in"/>
    </style:style>
    <style:style style:name="P9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06" style:family="table-cell">
      <style:table-cell-properties fo:border="0.0069in solid #000000" style:writing-mode="lr-tb" fo:padding-top="0in" fo:padding-left="0.3937in" fo:padding-bottom="0in" fo:padding-right="0.075in"/>
    </style:style>
    <style:style style:name="P10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15" style:family="table-cell">
      <style:table-cell-properties fo:border="0.0069in solid #000000" style:writing-mode="lr-tb" fo:padding-top="0in" fo:padding-left="0.3937in" fo:padding-bottom="0in" fo:padding-right="0.075in"/>
    </style:style>
    <style:style style:name="P11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24" style:family="table-cell">
      <style:table-cell-properties fo:border="0.0069in solid #000000" style:writing-mode="lr-tb" fo:padding-top="0in" fo:padding-left="0.3937in" fo:padding-bottom="0in" fo:padding-right="0.075in"/>
    </style:style>
    <style:style style:name="P12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33" style:family="table-cell">
      <style:table-cell-properties fo:border="0.0069in solid #000000" style:writing-mode="lr-tb" fo:padding-top="0in" fo:padding-left="0.3937in" fo:padding-bottom="0in" fo:padding-right="0.075in"/>
    </style:style>
    <style:style style:name="P13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42" style:family="table-cell">
      <style:table-cell-properties fo:border="0.0069in solid #000000" style:writing-mode="lr-tb" fo:padding-top="0in" fo:padding-left="0.3937in" fo:padding-bottom="0in" fo:padding-right="0.075in"/>
    </style:style>
    <style:style style:name="P14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51" style:family="table-cell">
      <style:table-cell-properties fo:border="0.0069in solid #000000" style:writing-mode="lr-tb" fo:padding-top="0in" fo:padding-left="0.3937in" fo:padding-bottom="0in" fo:padding-right="0.075in"/>
    </style:style>
    <style:style style:name="P15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60" style:family="table-cell">
      <style:table-cell-properties fo:border="0.0069in solid #000000" style:writing-mode="lr-tb" fo:padding-top="0in" fo:padding-left="0.3937in" fo:padding-bottom="0in" fo:padding-right="0.075in"/>
    </style:style>
    <style:style style:name="P16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69" style:family="table-cell">
      <style:table-cell-properties fo:border="0.0069in solid #000000" style:writing-mode="lr-tb" fo:padding-top="0in" fo:padding-left="0.3937in" fo:padding-bottom="0in" fo:padding-right="0.075in"/>
    </style:style>
    <style:style style:name="P17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78" style:family="table-cell">
      <style:table-cell-properties fo:border="0.0069in solid #000000" style:writing-mode="lr-tb" fo:padding-top="0in" fo:padding-left="0.3937in" fo:padding-bottom="0in" fo:padding-right="0.075in"/>
    </style:style>
    <style:style style:name="P17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87" style:family="table-cell">
      <style:table-cell-properties fo:border="0.0069in solid #000000" style:writing-mode="lr-tb" fo:padding-top="0in" fo:padding-left="0.3937in" fo:padding-bottom="0in" fo:padding-right="0.075in"/>
    </style:style>
    <style:style style:name="P18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96" style:family="table-cell">
      <style:table-cell-properties fo:border="0.0069in solid #000000" style:writing-mode="lr-tb" fo:padding-top="0in" fo:padding-left="0.3937in" fo:padding-bottom="0in" fo:padding-right="0.075in"/>
    </style:style>
    <style:style style:name="P19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05" style:family="table-cell">
      <style:table-cell-properties fo:border="0.0069in solid #000000" style:writing-mode="lr-tb" fo:padding-top="0in" fo:padding-left="0.3937in" fo:padding-bottom="0in" fo:padding-right="0.075in"/>
    </style:style>
    <style:style style:name="P20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14" style:family="table-cell">
      <style:table-cell-properties fo:border="0.0069in solid #000000" style:writing-mode="lr-tb" fo:padding-top="0in" fo:padding-left="0.3937in" fo:padding-bottom="0in" fo:padding-right="0.075in"/>
    </style:style>
    <style:style style:name="P21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23" style:family="table-cell">
      <style:table-cell-properties fo:border="0.0069in solid #000000" style:writing-mode="lr-tb" fo:padding-top="0in" fo:padding-left="0.3937in" fo:padding-bottom="0in" fo:padding-right="0.075in"/>
    </style:style>
    <style:style style:name="P22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32" style:family="table-cell">
      <style:table-cell-properties fo:border="0.0069in solid #000000" style:writing-mode="lr-tb" fo:padding-top="0in" fo:padding-left="0.3937in" fo:padding-bottom="0in" fo:padding-right="0.075in"/>
    </style:style>
    <style:style style:name="P23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41" style:family="table-cell">
      <style:table-cell-properties fo:border="0.0069in solid #000000" style:writing-mode="lr-tb" fo:padding-top="0in" fo:padding-left="0.3937in" fo:padding-bottom="0in" fo:padding-right="0.075in"/>
    </style:style>
    <style:style style:name="P24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50" style:family="table-cell">
      <style:table-cell-properties fo:border="0.0069in solid #000000" style:writing-mode="lr-tb" fo:padding-top="0in" fo:padding-left="0.3937in" fo:padding-bottom="0in" fo:padding-right="0.075in"/>
    </style:style>
    <style:style style:name="P25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59" style:family="table-cell">
      <style:table-cell-properties fo:border="0.0069in solid #000000" style:writing-mode="lr-tb" fo:padding-top="0in" fo:padding-left="0.3937in" fo:padding-bottom="0in" fo:padding-right="0.075in"/>
    </style:style>
    <style:style style:name="P26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68" style:family="table-cell">
      <style:table-cell-properties fo:border="0.0069in solid #000000" style:writing-mode="lr-tb" fo:padding-top="0in" fo:padding-left="0.3937in" fo:padding-bottom="0in" fo:padding-right="0.075in"/>
    </style:style>
    <style:style style:name="P26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77" style:family="table-cell">
      <style:table-cell-properties fo:border="0.0069in solid #000000" style:writing-mode="lr-tb" fo:padding-top="0in" fo:padding-left="0.3937in" fo:padding-bottom="0in" fo:padding-right="0.075in"/>
    </style:style>
    <style:style style:name="P27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86" style:family="table-cell">
      <style:table-cell-properties fo:border="0.0069in solid #000000" style:writing-mode="lr-tb" fo:padding-top="0in" fo:padding-left="0.3937in" fo:padding-bottom="0in" fo:padding-right="0.075in"/>
    </style:style>
    <style:style style:name="P28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95" style:family="table-cell">
      <style:table-cell-properties fo:border="0.0069in solid #000000" style:writing-mode="lr-tb" fo:padding-top="0in" fo:padding-left="0.3937in" fo:padding-bottom="0in" fo:padding-right="0.075in"/>
    </style:style>
    <style:style style:name="P29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04" style:family="table-cell">
      <style:table-cell-properties fo:border="0.0069in solid #000000" style:writing-mode="lr-tb" fo:padding-top="0in" fo:padding-left="0.3937in" fo:padding-bottom="0in" fo:padding-right="0.075in"/>
    </style:style>
    <style:style style:name="P30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13" style:family="table-cell">
      <style:table-cell-properties fo:border="0.0069in solid #000000" style:writing-mode="lr-tb" fo:padding-top="0in" fo:padding-left="0.3937in" fo:padding-bottom="0in" fo:padding-right="0.075in"/>
    </style:style>
    <style:style style:name="P31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22" style:family="table-cell">
      <style:table-cell-properties fo:border="0.0069in solid #000000" style:writing-mode="lr-tb" fo:padding-top="0in" fo:padding-left="0.3937in" fo:padding-bottom="0in" fo:padding-right="0.075in"/>
    </style:style>
    <style:style style:name="P32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31" style:family="table-cell">
      <style:table-cell-properties fo:border="0.0069in solid #000000" style:writing-mode="lr-tb" fo:padding-top="0in" fo:padding-left="0.3937in" fo:padding-bottom="0in" fo:padding-right="0.075in"/>
    </style:style>
    <style:style style:name="P33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40" style:family="table-cell">
      <style:table-cell-properties fo:border="0.0069in solid #000000" style:writing-mode="lr-tb" fo:padding-top="0in" fo:padding-left="0.3937in" fo:padding-bottom="0in" fo:padding-right="0.075in"/>
    </style:style>
    <style:style style:name="P34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49" style:family="table-cell">
      <style:table-cell-properties fo:border="0.0069in solid #000000" style:writing-mode="lr-tb" fo:padding-top="0in" fo:padding-left="0.3937in" fo:padding-bottom="0in" fo:padding-right="0.075in"/>
    </style:style>
    <style:style style:name="P35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58" style:family="table-cell">
      <style:table-cell-properties fo:border="0.0069in solid #000000" style:writing-mode="lr-tb" fo:padding-top="0in" fo:padding-left="0.3937in" fo:padding-bottom="0in" fo:padding-right="0.075in"/>
    </style:style>
    <style:style style:name="P35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67" style:family="table-cell">
      <style:table-cell-properties fo:border="0.0069in solid #000000" style:writing-mode="lr-tb" fo:padding-top="0in" fo:padding-left="0.3937in" fo:padding-bottom="0in" fo:padding-right="0.075in"/>
    </style:style>
    <style:style style:name="P36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76" style:family="table-cell">
      <style:table-cell-properties fo:border="0.0069in solid #000000" style:writing-mode="lr-tb" fo:padding-top="0in" fo:padding-left="0.3937in" fo:padding-bottom="0in" fo:padding-right="0.075in"/>
    </style:style>
    <style:style style:name="P37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85" style:family="table-cell">
      <style:table-cell-properties fo:border="0.0069in solid #000000" style:writing-mode="lr-tb" fo:padding-top="0in" fo:padding-left="0.3937in" fo:padding-bottom="0in" fo:padding-right="0.075in"/>
    </style:style>
    <style:style style:name="P38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94" style:family="table-cell">
      <style:table-cell-properties fo:border="0.0069in solid #000000" style:writing-mode="lr-tb" fo:padding-top="0in" fo:padding-left="0.3937in" fo:padding-bottom="0in" fo:padding-right="0.075in"/>
    </style:style>
    <style:style style:name="P39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03" style:family="table-cell">
      <style:table-cell-properties fo:border="0.0069in solid #000000" style:writing-mode="lr-tb" fo:padding-top="0in" fo:padding-left="0.3937in" fo:padding-bottom="0in" fo:padding-right="0.075in"/>
    </style:style>
    <style:style style:name="P40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12" style:family="table-cell">
      <style:table-cell-properties fo:border="0.0069in solid #000000" style:writing-mode="lr-tb" fo:padding-top="0in" fo:padding-left="0.3937in" fo:padding-bottom="0in" fo:padding-right="0.075in"/>
    </style:style>
    <style:style style:name="P41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21" style:family="table-cell">
      <style:table-cell-properties fo:border="0.0069in solid #000000" style:writing-mode="lr-tb" fo:padding-top="0in" fo:padding-left="0.3937in" fo:padding-bottom="0in" fo:padding-right="0.075in"/>
    </style:style>
    <style:style style:name="P42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30" style:family="table-cell">
      <style:table-cell-properties fo:border="0.0069in solid #000000" style:writing-mode="lr-tb" fo:padding-top="0in" fo:padding-left="0.3937in" fo:padding-bottom="0in" fo:padding-right="0.075in"/>
    </style:style>
    <style:style style:name="P43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39" style:family="table-cell">
      <style:table-cell-properties fo:border="0.0069in solid #000000" style:writing-mode="lr-tb" fo:padding-top="0in" fo:padding-left="0.3937in" fo:padding-bottom="0in" fo:padding-right="0.075in"/>
    </style:style>
    <style:style style:name="P44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45" style:family="table-row">
      <style:table-row-properties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48" style:family="table-cell">
      <style:table-cell-properties fo:border="0.0069in solid #000000" style:writing-mode="lr-tb" fo:padding-top="0in" fo:padding-left="0.3937in" fo:padding-bottom="0in" fo:padding-right="0.075in"/>
    </style:style>
    <style:style style:name="P44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57" style:family="table-cell">
      <style:table-cell-properties fo:border="0.0069in solid #000000" style:writing-mode="lr-tb" fo:padding-top="0in" fo:padding-left="0.3937in" fo:padding-bottom="0in" fo:padding-right="0.075in"/>
    </style:style>
    <style:style style:name="P45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66" style:family="table-cell">
      <style:table-cell-properties fo:border="0.0069in solid #000000" style:writing-mode="lr-tb" fo:padding-top="0in" fo:padding-left="0.3937in" fo:padding-bottom="0in" fo:padding-right="0.075in"/>
    </style:style>
    <style:style style:name="P46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75" style:family="table-cell">
      <style:table-cell-properties fo:border="0.0069in solid #000000" style:writing-mode="lr-tb" fo:padding-top="0in" fo:padding-left="0.3937in" fo:padding-bottom="0in" fo:padding-right="0.075in"/>
    </style:style>
    <style:style style:name="P47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84" style:family="table-cell">
      <style:table-cell-properties fo:border="0.0069in solid #000000" style:writing-mode="lr-tb" fo:padding-top="0in" fo:padding-left="0.3937in" fo:padding-bottom="0in" fo:padding-right="0.075in"/>
    </style:style>
    <style:style style:name="P485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93" style:family="table-cell">
      <style:table-cell-properties fo:border="0.0069in solid #000000" style:writing-mode="lr-tb" fo:padding-top="0in" fo:padding-left="0.3937in" fo:padding-bottom="0in" fo:padding-right="0.075in"/>
    </style:style>
    <style:style style:name="P494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line-height="100%" fo:text-indent="0in"/>
      <style:text-properties fo:color="#000000" style:font-size-complex="12pt" style:language-asian="lt" style:country-asian="LT"/>
    </style:style>
    <style:style style:name="P499" style:parent-style-name="Normal" style:family="paragraph">
      <style:paragraph-properties fo:text-indent="0in"/>
    </style:style>
    <style:style style:name="P500" style:parent-style-name="Normal" style:family="paragraph">
      <style:paragraph-properties fo:break-before="page" fo:text-align="start" fo:margin-bottom="0.1388in" fo:line-height="115%" fo:text-indent="0in"/>
      <style:text-properties fo:hyphenate="true"/>
    </style:style>
    <style:style style:name="P501" style:parent-style-name="Index1" style:family="paragraph">
      <style:paragraph-properties>
        <style:tab-stops>
          <style:tab-stop style:type="right" style:leader-style="dotted" style:leader-text="." style:position="3.0701in"/>
        </style:tab-stops>
      </style:paragraph-properties>
    </style:style>
    <style:style style:name="T502" style:parent-style-name="DefaultParagraphFont" style:family="text">
      <style:text-properties fo:color="#FF0000"/>
    </style:style>
    <style:style style:name="P503" style:parent-style-name="Index1" style:family="paragraph">
      <style:paragraph-properties>
        <style:tab-stops>
          <style:tab-stop style:type="right" style:leader-style="dotted" style:leader-text="." style:position="3.0701in"/>
        </style:tab-stops>
      </style:paragraph-properties>
    </style:style>
    <style:style style:name="T504" style:parent-style-name="DefaultParagraphFont" style:family="text">
      <style:text-properties fo:color="#FF0000"/>
    </style:style>
    <style:style style:name="P505" style:parent-style-name="Index1" style:family="paragraph">
      <style:paragraph-properties>
        <style:tab-stops>
          <style:tab-stop style:type="right" style:leader-style="dotted" style:leader-text="." style:position="3.0701in"/>
        </style:tab-stops>
      </style:paragraph-properties>
    </style:style>
    <style:style style:name="T506" style:parent-style-name="DefaultParagraphFont" style:family="text">
      <style:text-properties fo:color="#FF0000"/>
    </style:style>
    <style:style style:name="P507" style:parent-style-name="Index1" style:family="paragraph">
      <style:paragraph-properties>
        <style:tab-stops>
          <style:tab-stop style:type="right" style:leader-style="dotted" style:leader-text="." style:position="3.0701in"/>
        </style:tab-stops>
      </style:paragraph-properties>
    </style:style>
    <style:style style:name="T508" style:parent-style-name="DefaultParagraphFont" style:family="text">
      <style:text-properties fo:color="#FF0000"/>
    </style:style>
    <style:style style:name="P509" style:parent-style-name="Index1" style:family="paragraph">
      <style:paragraph-properties>
        <style:tab-stops>
          <style:tab-stop style:type="right" style:leader-style="dotted" style:leader-text="." style:position="3.0701in"/>
        </style:tab-stops>
      </style:paragraph-properties>
    </style:style>
    <style:style style:name="T510" style:parent-style-name="DefaultParagraphFont" style:family="text">
      <style:text-properties fo:color="#FF0000"/>
    </style:style>
  </office:automatic-styles>
  <office:body>
    <office:text text:use-soft-page-breaks="true">
      <text:h text:style-name="P1" text:outline-level="1">Kristijonas Donelaitis (1714–1780)</text:h>
      <text:section text:name="Sect1" text:style-name="S1">
        <text:p text:style-name="Normal"><text:span text:style-name="T2">2013 metų lapkričio mėnesį<text:s/></text:span><text:span text:style-name="UNESCO">UNESCO</text:span><text:s/>37-ojoje generalinėje konferencijoje buvo svarstomas<text:s/><text:span text:style-name="T3">klausimas</text:span><text:alphabetical-index-mark text:string-value="klausimas"/><text:s/>dėl literatūros klasiko Kristijono Donelaičio 300-ųjų gimimo metinių minėjimo įtraukimo į<text:s/><text:span text:style-name="UNESCO">UNESCO</text:span><text:s/>2014<text:s/>metais minimų sukakčių kalendorių.</text:p>
        <text:p text:style-name="Normal">Dėl šios datos įtraukimo į<text:s/><text:span text:style-name="UNESCO">UNESCO</text:span><text:s/>minimų sukakčių kalendorių kreipėsi Seimo Lituanistikos tradicijų ir paveldo įprasminimo komisija, pabrėždama, kad taip būtų prasmingai prisidėta<text:s/>prie vieno originaliausių Šviečiamojo amžiaus Europos rašytojų kūrybos sklaidos ir atkreiptas tinkamas dėmesys į vardą, kuris sudomintų įvairių valstybių kultūros veikėjus pateikti sumanymų ir darbų jo kūrybos tematika bei<text:s/><text:span text:style-name="T4">problematika</text:span><text:alphabetical-index-mark text:string-value="problematika"/>.</text:p>
        <text:p text:style-name="Normal">Lietuvos Respublikos Seimas paskelbė 2014-uosius Kristijono<text:s/>Donelaičio<text:s/><text:span text:style-name="T5">metais</text:span><text:alphabetical-index-mark text:string-value="metais"/>.</text:p>
        <text:p text:style-name="Normal">Įgyvendinant 2013–2014 m. K. Donelaičio 300-ųjų gimimo metinių minėjimo programą dalyvauja įvairių sričių kultūros ir meno<text:s/><text:span text:style-name="T6">atstovai</text:span><text:alphabetical-index-mark text:string-value="atstovai"/>.</text:p>
      </text:section>
      <text:section text:name="Sect2" text:style-name="S2">
        <text:p text:style-name="Normal"/>
      </text:section>
      <text:section text:name="Sect3" text:style-name="S3">
        <text:p text:style-name="Normal"/>
        <text:p text:style-name="Normal"/>
        <text:p text:style-name="Normal"/>
        <text:soft-page-break/>
        <text:h text:style-name="P7" text:outline-level="1">Išleistų K. Donelaičio leidinių kaina litais</text:h>
        <text:p text:style-name="P8">Lapės ir gandro čėsnis<text:tab/>0,21</text:p>
        <text:p text:style-name="P9">Rudikis jomarkininks<text:tab/>1</text:p>
        <text:p text:style-name="P10">Šuo<text:s/>Didgalvis<text:tab/>1,9</text:p>
        <text:p text:style-name="P11">Pasaka apie šūdvabalį<text:tab/>10</text:p>
        <text:p text:style-name="P12">Vilks provininks<text:tab/>2,01</text:p>
        <text:p text:style-name="P13">Aužuols gyrpelnys<text:tab/>0,09</text:p>
        <text:p text:style-name="P14"><text:span text:style-name="T15">Metai</text:span><text:alphabetical-index-mark text:string-value="Metai"/><text:tab/>11,99</text:p>
        <text:h text:style-name="P16" text:outline-level="1">Klasikinės lietuvių literatūros autorių sąrašas</text:h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Vardas</text:p>
            </table:table-cell>
            <table:table-cell table:style-name="TableCell25">
              <text:p text:style-name="P26">Pavardė</text:p>
            </table:table-cell>
            <table:table-cell table:style-name="TableCell27">
              <text:p text:style-name="P28">Gimė, m.</text:p>
            </table:table-cell>
            <table:table-cell table:style-name="TableCell29">
              <text:p text:style-name="P30">Mirė, m.</text:p>
            </table:table-cell>
          </table:table-row>
          <table:table-row table:style-name="TableRow31">
            <table:table-cell table:style-name="TableCell32">
              <text:p text:style-name="P33">Mikalojus</text:p>
            </table:table-cell>
            <table:table-cell table:style-name="TableCell34">
              <text:p text:style-name="P35">Husovianas</text:p>
            </table:table-cell>
            <table:table-cell table:style-name="TableCell36">
              <text:p text:style-name="P37">1475</text:p>
            </table:table-cell>
            <table:table-cell table:style-name="TableCell38">
              <text:p text:style-name="P39">1533</text:p>
            </table:table-cell>
          </table:table-row>
          <table:table-row table:style-name="TableRow40">
            <table:table-cell table:style-name="TableCell41">
              <text:p text:style-name="P42">Martynas</text:p>
            </table:table-cell>
            <table:table-cell table:style-name="TableCell43">
              <text:p text:style-name="P44">Mažvydas</text:p>
            </table:table-cell>
            <table:table-cell table:style-name="TableCell45">
              <text:p text:style-name="P46">1520</text:p>
            </table:table-cell>
            <table:table-cell table:style-name="TableCell47">
              <text:p text:style-name="P48">1563</text:p>
            </table:table-cell>
          </table:table-row>
          <table:table-row table:style-name="TableRow49">
            <table:table-cell table:style-name="TableCell50">
              <text:p text:style-name="P51">Mikalojus</text:p>
            </table:table-cell>
            <table:table-cell table:style-name="TableCell52">
              <text:p text:style-name="P53">Daukša</text:p>
            </table:table-cell>
            <table:table-cell table:style-name="TableCell54">
              <text:p text:style-name="P55">1525</text:p>
            </table:table-cell>
            <table:table-cell table:style-name="TableCell56">
              <text:p text:style-name="P57">1613</text:p>
            </table:table-cell>
          </table:table-row>
          <table:table-row table:style-name="TableRow58">
            <table:table-cell table:style-name="TableCell59">
              <text:p text:style-name="P60">Motiejus</text:p>
            </table:table-cell>
            <table:table-cell table:style-name="TableCell61">
              <text:p text:style-name="P62">Kazimieras Sarbievijus</text:p>
            </table:table-cell>
            <table:table-cell table:style-name="TableCell63">
              <text:p text:style-name="P64">1595</text:p>
            </table:table-cell>
            <table:table-cell table:style-name="TableCell65">
              <text:p text:style-name="P66">1640</text:p>
            </table:table-cell>
          </table:table-row>
          <table:table-row table:style-name="TableRow67">
            <table:table-cell table:style-name="TableCell68">
              <text:p text:style-name="P69">Kristijonas</text:p>
            </table:table-cell>
            <table:table-cell table:style-name="TableCell70">
              <text:p text:style-name="P71">Donelaitis</text:p>
            </table:table-cell>
            <table:table-cell table:style-name="TableCell72">
              <text:p text:style-name="P73">1714</text:p>
            </table:table-cell>
            <table:table-cell table:style-name="TableCell74">
              <text:p text:style-name="P75">1780</text:p>
            </table:table-cell>
          </table:table-row>
          <table:table-row table:style-name="TableRow76">
            <table:table-cell table:style-name="TableCell77">
              <text:p text:style-name="P78">Dionizas</text:p>
            </table:table-cell>
            <table:table-cell table:style-name="TableCell79">
              <text:p text:style-name="P80">Poška</text:p>
            </table:table-cell>
            <table:table-cell table:style-name="TableCell81">
              <text:p text:style-name="P82">1757</text:p>
            </table:table-cell>
            <table:table-cell table:style-name="TableCell83">
              <text:p text:style-name="P84">1830</text:p>
            </table:table-cell>
          </table:table-row>
          <table:table-row table:style-name="TableRow85">
            <table:table-cell table:style-name="TableCell86">
              <text:p text:style-name="P87">Antanas</text:p>
            </table:table-cell>
            <table:table-cell table:style-name="TableCell88">
              <text:p text:style-name="P89">Strazdas</text:p>
            </table:table-cell>
            <table:table-cell table:style-name="TableCell90">
              <text:p text:style-name="P91">1763</text:p>
            </table:table-cell>
            <table:table-cell table:style-name="TableCell92">
              <text:p text:style-name="P93">1833</text:p>
            </table:table-cell>
          </table:table-row>
          <table:table-row table:style-name="TableRow94">
            <table:table-cell table:style-name="TableCell95">
              <text:p text:style-name="P96">Liudvikas</text:p>
            </table:table-cell>
            <table:table-cell table:style-name="TableCell97">
              <text:p text:style-name="P98">Rėza</text:p>
            </table:table-cell>
            <table:table-cell table:style-name="TableCell99">
              <text:p text:style-name="P100">1776</text:p>
            </table:table-cell>
            <table:table-cell table:style-name="TableCell101">
              <text:p text:style-name="P102">1840</text:p>
            </table:table-cell>
          </table:table-row>
          <table:table-row table:style-name="TableRow103">
            <table:table-cell table:style-name="TableCell104">
              <text:p text:style-name="P105">Silvestras</text:p>
            </table:table-cell>
            <table:table-cell table:style-name="TableCell106">
              <text:p text:style-name="P107">Valiūnas</text:p>
            </table:table-cell>
            <table:table-cell table:style-name="TableCell108">
              <text:p text:style-name="P109">1789</text:p>
            </table:table-cell>
            <table:table-cell table:style-name="TableCell110">
              <text:p text:style-name="P111">1831</text:p>
            </table:table-cell>
          </table:table-row>
          <table:table-row table:style-name="TableRow112">
            <table:table-cell table:style-name="TableCell113">
              <text:p text:style-name="P114">Simonas</text:p>
            </table:table-cell>
            <table:table-cell table:style-name="TableCell115">
              <text:p text:style-name="P116">Daukantas</text:p>
            </table:table-cell>
            <table:table-cell table:style-name="TableCell117">
              <text:p text:style-name="P118">1793</text:p>
            </table:table-cell>
            <table:table-cell table:style-name="TableCell119">
              <text:p text:style-name="P120">1864</text:p>
            </table:table-cell>
          </table:table-row>
          <table:table-row table:style-name="TableRow121">
            <table:table-cell table:style-name="TableCell122">
              <text:p text:style-name="P123">Adomas</text:p>
            </table:table-cell>
            <table:table-cell table:style-name="TableCell124">
              <text:p text:style-name="P125">Mickevičius</text:p>
            </table:table-cell>
            <table:table-cell table:style-name="TableCell126">
              <text:p text:style-name="P127">1798</text:p>
            </table:table-cell>
            <table:table-cell table:style-name="TableCell128">
              <text:p text:style-name="P129">1855</text:p>
            </table:table-cell>
          </table:table-row>
          <table:table-row table:style-name="TableRow130">
            <table:table-cell table:style-name="TableCell131">
              <text:p text:style-name="P132">Simonas</text:p>
            </table:table-cell>
            <table:table-cell table:style-name="TableCell133">
              <text:p text:style-name="P134">Stanevičius</text:p>
            </table:table-cell>
            <table:table-cell table:style-name="TableCell135">
              <text:p text:style-name="P136">1799</text:p>
            </table:table-cell>
            <table:table-cell table:style-name="TableCell137">
              <text:p text:style-name="P138">1848</text:p>
            </table:table-cell>
          </table:table-row>
          <table:table-row table:style-name="TableRow139">
            <table:table-cell table:style-name="TableCell140">
              <text:p text:style-name="P141">Motiejus</text:p>
            </table:table-cell>
            <table:table-cell table:style-name="TableCell142">
              <text:p text:style-name="P143">Valančius</text:p>
            </table:table-cell>
            <table:table-cell table:style-name="TableCell144">
              <text:p text:style-name="P145">1801</text:p>
            </table:table-cell>
            <table:table-cell table:style-name="TableCell146">
              <text:p text:style-name="P147">1875</text:p>
            </table:table-cell>
          </table:table-row>
          <table:table-row table:style-name="TableRow148">
            <table:table-cell table:style-name="TableCell149">
              <text:p text:style-name="P150">Antanas</text:p>
            </table:table-cell>
            <table:table-cell table:style-name="TableCell151">
              <text:p text:style-name="P152">Baranauskas</text:p>
            </table:table-cell>
            <table:table-cell table:style-name="TableCell153">
              <text:p text:style-name="P154">1835</text:p>
            </table:table-cell>
            <table:table-cell table:style-name="TableCell155">
              <text:p text:style-name="P156">1902</text:p>
            </table:table-cell>
          </table:table-row>
          <table:table-row table:style-name="TableRow157">
            <table:table-cell table:style-name="TableCell158">
              <text:p text:style-name="P159">Julija</text:p>
            </table:table-cell>
            <table:table-cell table:style-name="TableCell160">
              <text:p text:style-name="P161">Beniuševičiūtė-Žemaitė</text:p>
            </table:table-cell>
            <table:table-cell table:style-name="TableCell162">
              <text:p text:style-name="P163">1845</text:p>
            </table:table-cell>
            <table:table-cell table:style-name="TableCell164">
              <text:p text:style-name="P165">1921</text:p>
            </table:table-cell>
          </table:table-row>
          <table:table-row table:style-name="TableRow166">
            <table:table-cell table:style-name="TableCell167">
              <text:p text:style-name="P168">Jonas</text:p>
            </table:table-cell>
            <table:table-cell table:style-name="TableCell169">
              <text:p text:style-name="P170">Basanavičius</text:p>
            </table:table-cell>
            <table:table-cell table:style-name="TableCell171">
              <text:p text:style-name="P172">1851</text:p>
            </table:table-cell>
            <table:table-cell table:style-name="TableCell173">
              <text:p text:style-name="P174">1927</text:p>
            </table:table-cell>
          </table:table-row>
          <table:table-row table:style-name="TableRow175">
            <table:table-cell table:style-name="TableCell176">
              <text:p text:style-name="P177">Vincas</text:p>
            </table:table-cell>
            <table:table-cell table:style-name="TableCell178">
              <text:p text:style-name="P179">Kudirka</text:p>
            </table:table-cell>
            <table:table-cell table:style-name="TableCell180">
              <text:p text:style-name="P181">1858</text:p>
            </table:table-cell>
            <table:table-cell table:style-name="TableCell182">
              <text:p text:style-name="P183">1899</text:p>
            </table:table-cell>
          </table:table-row>
          <table:table-row table:style-name="TableRow184">
            <table:table-cell table:style-name="TableCell185">
              <text:p text:style-name="P186">Jonas</text:p>
            </table:table-cell>
            <table:table-cell table:style-name="TableCell187">
              <text:p text:style-name="P188">Gaidamavičius<text:s/></text:p>
            </table:table-cell>
            <table:table-cell table:style-name="TableCell189">
              <text:p text:style-name="P190">1860</text:p>
            </table:table-cell>
            <table:table-cell table:style-name="TableCell191">
              <text:p text:style-name="P192">1912</text:p>
            </table:table-cell>
          </table:table-row>
          <table:table-row table:style-name="TableRow193">
            <table:table-cell table:style-name="TableCell194">
              <text:p text:style-name="P195">Jonas</text:p>
            </table:table-cell>
            <table:table-cell table:style-name="TableCell196">
              <text:p text:style-name="P197">Mačiulis-Maironis</text:p>
            </table:table-cell>
            <table:table-cell table:style-name="TableCell198">
              <text:p text:style-name="P199">1862</text:p>
            </table:table-cell>
            <table:table-cell table:style-name="TableCell200">
              <text:p text:style-name="P201">1932</text:p>
            </table:table-cell>
          </table:table-row>
          <table:table-row table:style-name="TableRow202">
            <table:table-cell table:style-name="TableCell203">
              <text:p text:style-name="P204">Juozas</text:p>
            </table:table-cell>
            <table:table-cell table:style-name="TableCell205">
              <text:p text:style-name="P206">Tumas-Vaižgantas</text:p>
            </table:table-cell>
            <table:table-cell table:style-name="TableCell207">
              <text:p text:style-name="P208">1869</text:p>
            </table:table-cell>
            <table:table-cell table:style-name="TableCell209">
              <text:p text:style-name="P210">1933</text:p>
            </table:table-cell>
          </table:table-row>
          <table:table-row table:style-name="TableRow211">
            <table:table-cell table:style-name="TableCell212">
              <text:p text:style-name="P213">Jurgis</text:p>
            </table:table-cell>
            <table:table-cell table:style-name="TableCell214">
              <text:p text:style-name="P215">Baltrušaitis</text:p>
            </table:table-cell>
            <table:table-cell table:style-name="TableCell216">
              <text:p text:style-name="P217">1873</text:p>
            </table:table-cell>
            <table:table-cell table:style-name="TableCell218">
              <text:p text:style-name="P219">1944</text:p>
            </table:table-cell>
          </table:table-row>
          <table:table-row table:style-name="TableRow220">
            <table:table-cell table:style-name="TableCell221">
              <text:p text:style-name="P222">Pranas</text:p>
            </table:table-cell>
            <table:table-cell table:style-name="TableCell223">
              <text:p text:style-name="P224">Vaičaitis</text:p>
            </table:table-cell>
            <table:table-cell table:style-name="TableCell225">
              <text:p text:style-name="P226">1876</text:p>
            </table:table-cell>
            <table:table-cell table:style-name="TableCell227">
              <text:p text:style-name="P228">1901</text:p>
            </table:table-cell>
          </table:table-row>
          <table:table-row table:style-name="TableRow229">
            <table:table-cell table:style-name="TableCell230">
              <text:p text:style-name="P231">Šatrijos</text:p>
            </table:table-cell>
            <table:table-cell table:style-name="TableCell232">
              <text:p text:style-name="P233">Ragana</text:p>
            </table:table-cell>
            <table:table-cell table:style-name="TableCell234">
              <text:p text:style-name="P235">1877</text:p>
            </table:table-cell>
            <table:table-cell table:style-name="TableCell236">
              <text:p text:style-name="P237">1930</text:p>
            </table:table-cell>
          </table:table-row>
          <table:table-row table:style-name="TableRow238">
            <table:table-cell table:style-name="TableCell239">
              <text:p text:style-name="P240">Jonas</text:p>
            </table:table-cell>
            <table:table-cell table:style-name="TableCell241">
              <text:p text:style-name="P242">Biliūnas</text:p>
            </table:table-cell>
            <table:table-cell table:style-name="TableCell243">
              <text:p text:style-name="P244">1879</text:p>
            </table:table-cell>
            <table:table-cell table:style-name="TableCell245">
              <text:p text:style-name="P246">1907</text:p>
            </table:table-cell>
          </table:table-row>
          <table:table-row table:style-name="TableRow247">
            <table:table-cell table:style-name="TableCell248">
              <text:p text:style-name="P249">Antanas</text:p>
            </table:table-cell>
            <table:table-cell table:style-name="TableCell250">
              <text:p text:style-name="P251">Vienuolis</text:p>
            </table:table-cell>
            <table:table-cell table:style-name="TableCell252">
              <text:p text:style-name="P253">1882</text:p>
            </table:table-cell>
            <table:table-cell table:style-name="TableCell254">
              <text:p text:style-name="P255">1957</text:p>
            </table:table-cell>
          </table:table-row>
          <text:soft-page-break/>
          <table:table-row table:style-name="TableRow256">
            <table:table-cell table:style-name="TableCell257">
              <text:p text:style-name="P258">Vincas</text:p>
            </table:table-cell>
            <table:table-cell table:style-name="TableCell259">
              <text:p text:style-name="P260">Krėvė</text:p>
            </table:table-cell>
            <table:table-cell table:style-name="TableCell261">
              <text:p text:style-name="P262">1882</text:p>
            </table:table-cell>
            <table:table-cell table:style-name="TableCell263">
              <text:p text:style-name="P264">1954</text:p>
            </table:table-cell>
          </table:table-row>
          <table:table-row table:style-name="TableRow265">
            <table:table-cell table:style-name="TableCell266">
              <text:p text:style-name="P267">Ignas</text:p>
            </table:table-cell>
            <table:table-cell table:style-name="TableCell268">
              <text:p text:style-name="P269">Šeinius</text:p>
            </table:table-cell>
            <table:table-cell table:style-name="TableCell270">
              <text:p text:style-name="P271">1889</text:p>
            </table:table-cell>
            <table:table-cell table:style-name="TableCell272">
              <text:p text:style-name="P273">1959</text:p>
            </table:table-cell>
          </table:table-row>
          <table:table-row table:style-name="TableRow274">
            <table:table-cell table:style-name="TableCell275">
              <text:p text:style-name="P276">Jurgis</text:p>
            </table:table-cell>
            <table:table-cell table:style-name="TableCell277">
              <text:p text:style-name="P278">Savickis</text:p>
            </table:table-cell>
            <table:table-cell table:style-name="TableCell279">
              <text:p text:style-name="P280">1890</text:p>
            </table:table-cell>
            <table:table-cell table:style-name="TableCell281">
              <text:p text:style-name="P282">1952</text:p>
            </table:table-cell>
          </table:table-row>
          <table:table-row table:style-name="TableRow283">
            <table:table-cell table:style-name="TableCell284">
              <text:p text:style-name="P285">Vincas</text:p>
            </table:table-cell>
            <table:table-cell table:style-name="TableCell286">
              <text:p text:style-name="P287">Mykolaitis-Putinas</text:p>
            </table:table-cell>
            <table:table-cell table:style-name="TableCell288">
              <text:p text:style-name="P289">1893</text:p>
            </table:table-cell>
            <table:table-cell table:style-name="TableCell290">
              <text:p text:style-name="P291">1967</text:p>
            </table:table-cell>
          </table:table-row>
          <table:table-row table:style-name="TableRow292">
            <table:table-cell table:style-name="TableCell293">
              <text:p text:style-name="P294">Kazys</text:p>
            </table:table-cell>
            <table:table-cell table:style-name="TableCell295">
              <text:p text:style-name="P296">Binkis</text:p>
            </table:table-cell>
            <table:table-cell table:style-name="TableCell297">
              <text:p text:style-name="P298">1893</text:p>
            </table:table-cell>
            <table:table-cell table:style-name="TableCell299">
              <text:p text:style-name="P300">1942</text:p>
            </table:table-cell>
          </table:table-row>
          <table:table-row table:style-name="TableRow301">
            <table:table-cell table:style-name="TableCell302">
              <text:p text:style-name="P303">Balys</text:p>
            </table:table-cell>
            <table:table-cell table:style-name="TableCell304">
              <text:p text:style-name="P305">Sruoga</text:p>
            </table:table-cell>
            <table:table-cell table:style-name="TableCell306">
              <text:p text:style-name="P307">1896</text:p>
            </table:table-cell>
            <table:table-cell table:style-name="TableCell308">
              <text:p text:style-name="P309">1947</text:p>
            </table:table-cell>
          </table:table-row>
          <table:table-row table:style-name="TableRow310">
            <table:table-cell table:style-name="TableCell311">
              <text:p text:style-name="P312">Ieva</text:p>
            </table:table-cell>
            <table:table-cell table:style-name="TableCell313">
              <text:p text:style-name="P314">Simonaitytė</text:p>
            </table:table-cell>
            <table:table-cell table:style-name="TableCell315">
              <text:p text:style-name="P316">1897</text:p>
            </table:table-cell>
            <table:table-cell table:style-name="TableCell317">
              <text:p text:style-name="P318">1978</text:p>
            </table:table-cell>
          </table:table-row>
          <table:table-row table:style-name="TableRow319">
            <table:table-cell table:style-name="TableCell320">
              <text:p text:style-name="P321">Juozas</text:p>
            </table:table-cell>
            <table:table-cell table:style-name="TableCell322">
              <text:p text:style-name="P323">Grušas</text:p>
            </table:table-cell>
            <table:table-cell table:style-name="TableCell324">
              <text:p text:style-name="P325">1901</text:p>
            </table:table-cell>
            <table:table-cell table:style-name="TableCell326">
              <text:p text:style-name="P327">1986</text:p>
            </table:table-cell>
          </table:table-row>
          <table:table-row table:style-name="TableRow328">
            <table:table-cell table:style-name="TableCell329">
              <text:p text:style-name="P330">Salomėja</text:p>
            </table:table-cell>
            <table:table-cell table:style-name="TableCell331">
              <text:p text:style-name="P332">Nėris</text:p>
            </table:table-cell>
            <table:table-cell table:style-name="TableCell333">
              <text:p text:style-name="P334">1904</text:p>
            </table:table-cell>
            <table:table-cell table:style-name="TableCell335">
              <text:p text:style-name="P336">1945</text:p>
            </table:table-cell>
          </table:table-row>
          <table:table-row table:style-name="TableRow337">
            <table:table-cell table:style-name="TableCell338">
              <text:p text:style-name="P339">Jonas</text:p>
            </table:table-cell>
            <table:table-cell table:style-name="TableCell340">
              <text:p text:style-name="P341">Aistis</text:p>
            </table:table-cell>
            <table:table-cell table:style-name="TableCell342">
              <text:p text:style-name="P343">1904</text:p>
            </table:table-cell>
            <table:table-cell table:style-name="TableCell344">
              <text:p text:style-name="P345">1973</text:p>
            </table:table-cell>
          </table:table-row>
          <table:table-row table:style-name="TableRow346">
            <table:table-cell table:style-name="TableCell347">
              <text:p text:style-name="P348">Vincas</text:p>
            </table:table-cell>
            <table:table-cell table:style-name="TableCell349">
              <text:p text:style-name="P350">Ramonas</text:p>
            </table:table-cell>
            <table:table-cell table:style-name="TableCell351">
              <text:p text:style-name="P352">1905</text:p>
            </table:table-cell>
            <table:table-cell table:style-name="TableCell353">
              <text:p text:style-name="P354">1985</text:p>
            </table:table-cell>
          </table:table-row>
          <table:table-row table:style-name="TableRow355">
            <table:table-cell table:style-name="TableCell356">
              <text:p text:style-name="P357">Antanas</text:p>
            </table:table-cell>
            <table:table-cell table:style-name="TableCell358">
              <text:p text:style-name="P359">Miškinis</text:p>
            </table:table-cell>
            <table:table-cell table:style-name="TableCell360">
              <text:p text:style-name="P361">1905</text:p>
            </table:table-cell>
            <table:table-cell table:style-name="TableCell362">
              <text:p text:style-name="P363">1983</text:p>
            </table:table-cell>
          </table:table-row>
          <table:table-row table:style-name="TableRow364">
            <table:table-cell table:style-name="TableCell365">
              <text:p text:style-name="P366">Kazys</text:p>
            </table:table-cell>
            <table:table-cell table:style-name="TableCell367">
              <text:p text:style-name="P368">Boruta</text:p>
            </table:table-cell>
            <table:table-cell table:style-name="TableCell369">
              <text:p text:style-name="P370">1905</text:p>
            </table:table-cell>
            <table:table-cell table:style-name="TableCell371">
              <text:p text:style-name="P372">1965</text:p>
            </table:table-cell>
          </table:table-row>
          <table:table-row table:style-name="TableRow373">
            <table:table-cell table:style-name="TableCell374">
              <text:p text:style-name="P375">Antanas</text:p>
            </table:table-cell>
            <table:table-cell table:style-name="TableCell376">
              <text:p text:style-name="P377">Vaičiulaitis</text:p>
            </table:table-cell>
            <table:table-cell table:style-name="TableCell378">
              <text:p text:style-name="P379">1906</text:p>
            </table:table-cell>
            <table:table-cell table:style-name="TableCell380">
              <text:p text:style-name="P381">1992</text:p>
            </table:table-cell>
          </table:table-row>
          <table:table-row table:style-name="TableRow382">
            <table:table-cell table:style-name="TableCell383">
              <text:p text:style-name="P384">Bernardas</text:p>
            </table:table-cell>
            <table:table-cell table:style-name="TableCell385">
              <text:p text:style-name="P386">Brazdžionis</text:p>
            </table:table-cell>
            <table:table-cell table:style-name="TableCell387">
              <text:p text:style-name="P388">1907</text:p>
            </table:table-cell>
            <table:table-cell table:style-name="TableCell389">
              <text:p text:style-name="P390">2002</text:p>
            </table:table-cell>
          </table:table-row>
          <table:table-row table:style-name="TableRow391">
            <table:table-cell table:style-name="TableCell392">
              <text:p text:style-name="P393">Petras</text:p>
            </table:table-cell>
            <table:table-cell table:style-name="TableCell394">
              <text:p text:style-name="P395">Cvirka</text:p>
            </table:table-cell>
            <table:table-cell table:style-name="TableCell396">
              <text:p text:style-name="P397">1909</text:p>
            </table:table-cell>
            <table:table-cell table:style-name="TableCell398">
              <text:p text:style-name="P399">1947</text:p>
            </table:table-cell>
          </table:table-row>
          <table:table-row table:style-name="TableRow400">
            <table:table-cell table:style-name="TableCell401">
              <text:p text:style-name="P402">Henrikas</text:p>
            </table:table-cell>
            <table:table-cell table:style-name="TableCell403">
              <text:p text:style-name="P404">Radauskas</text:p>
            </table:table-cell>
            <table:table-cell table:style-name="TableCell405">
              <text:p text:style-name="P406">1910</text:p>
            </table:table-cell>
            <table:table-cell table:style-name="TableCell407">
              <text:p text:style-name="P408">1970</text:p>
            </table:table-cell>
          </table:table-row>
          <table:table-row table:style-name="TableRow409">
            <table:table-cell table:style-name="TableCell410">
              <text:p text:style-name="P411">Antanas</text:p>
            </table:table-cell>
            <table:table-cell table:style-name="TableCell412">
              <text:p text:style-name="P413">Škėma</text:p>
            </table:table-cell>
            <table:table-cell table:style-name="TableCell414">
              <text:p text:style-name="P415">1911</text:p>
            </table:table-cell>
            <table:table-cell table:style-name="TableCell416">
              <text:p text:style-name="P417">1961</text:p>
            </table:table-cell>
          </table:table-row>
          <table:table-row table:style-name="TableRow418">
            <table:table-cell table:style-name="TableCell419">
              <text:p text:style-name="P420">Marius</text:p>
            </table:table-cell>
            <table:table-cell table:style-name="TableCell421">
              <text:p text:style-name="P422">Katiliškis</text:p>
            </table:table-cell>
            <table:table-cell table:style-name="TableCell423">
              <text:p text:style-name="P424">1915</text:p>
            </table:table-cell>
            <table:table-cell table:style-name="TableCell425">
              <text:p text:style-name="P426">1980</text:p>
            </table:table-cell>
          </table:table-row>
          <table:table-row table:style-name="TableRow427">
            <table:table-cell table:style-name="TableCell428">
              <text:p text:style-name="P429">Henrikas</text:p>
            </table:table-cell>
            <table:table-cell table:style-name="TableCell430">
              <text:p text:style-name="P431">Nagys</text:p>
            </table:table-cell>
            <table:table-cell table:style-name="TableCell432">
              <text:p text:style-name="P433">1920</text:p>
            </table:table-cell>
            <table:table-cell table:style-name="TableCell434">
              <text:p text:style-name="P435">1996</text:p>
            </table:table-cell>
          </table:table-row>
          <table:table-row table:style-name="TableRow436">
            <table:table-cell table:style-name="TableCell437">
              <text:p text:style-name="P438">Vytautas</text:p>
            </table:table-cell>
            <table:table-cell table:style-name="TableCell439">
              <text:p text:style-name="P440">Mačernis</text:p>
            </table:table-cell>
            <table:table-cell table:style-name="TableCell441">
              <text:p text:style-name="P442">1921</text:p>
            </table:table-cell>
            <table:table-cell table:style-name="TableCell443">
              <text:p text:style-name="P444">1944</text:p>
            </table:table-cell>
          </table:table-row>
          <table:table-row table:style-name="TableRow445">
            <table:table-cell table:style-name="TableCell446">
              <text:p text:style-name="P447">Paulius</text:p>
            </table:table-cell>
            <table:table-cell table:style-name="TableCell448">
              <text:p text:style-name="P449">Širvys</text:p>
            </table:table-cell>
            <table:table-cell table:style-name="TableCell450">
              <text:p text:style-name="P451">1922</text:p>
            </table:table-cell>
            <table:table-cell table:style-name="TableCell452">
              <text:p text:style-name="P453">1979</text:p>
            </table:table-cell>
          </table:table-row>
          <table:table-row table:style-name="TableRow454">
            <table:table-cell table:style-name="TableCell455">
              <text:p text:style-name="P456">Janina</text:p>
            </table:table-cell>
            <table:table-cell table:style-name="TableCell457">
              <text:p text:style-name="P458">Degutytė</text:p>
            </table:table-cell>
            <table:table-cell table:style-name="TableCell459">
              <text:p text:style-name="P460">1928</text:p>
            </table:table-cell>
            <table:table-cell table:style-name="TableCell461">
              <text:p text:style-name="P462">1990</text:p>
            </table:table-cell>
          </table:table-row>
          <table:table-row table:style-name="TableRow463">
            <table:table-cell table:style-name="TableCell464">
              <text:p text:style-name="P465">Algimantas</text:p>
            </table:table-cell>
            <table:table-cell table:style-name="TableCell466">
              <text:p text:style-name="P467">Mackus</text:p>
            </table:table-cell>
            <table:table-cell table:style-name="TableCell468">
              <text:p text:style-name="P469">1932</text:p>
            </table:table-cell>
            <table:table-cell table:style-name="TableCell470">
              <text:p text:style-name="P471">1964</text:p>
            </table:table-cell>
          </table:table-row>
          <table:table-row table:style-name="TableRow472">
            <table:table-cell table:style-name="TableCell473">
              <text:p text:style-name="P474">Bronius</text:p>
            </table:table-cell>
            <table:table-cell table:style-name="TableCell475">
              <text:p text:style-name="P476">Radzevičius</text:p>
            </table:table-cell>
            <table:table-cell table:style-name="TableCell477">
              <text:p text:style-name="P478">1940</text:p>
            </table:table-cell>
            <table:table-cell table:style-name="TableCell479">
              <text:p text:style-name="P480">1980</text:p>
            </table:table-cell>
          </table:table-row>
          <table:table-row table:style-name="TableRow481">
            <table:table-cell table:style-name="TableCell482">
              <text:p text:style-name="P483">Antanas</text:p>
            </table:table-cell>
            <table:table-cell table:style-name="TableCell484">
              <text:p text:style-name="P485">Kalanavičius</text:p>
            </table:table-cell>
            <table:table-cell table:style-name="TableCell486">
              <text:p text:style-name="P487">1945</text:p>
            </table:table-cell>
            <table:table-cell table:style-name="TableCell488">
              <text:p text:style-name="P489">1992</text:p>
            </table:table-cell>
          </table:table-row>
          <table:table-row table:style-name="TableRow490">
            <table:table-cell table:style-name="TableCell491">
              <text:p text:style-name="P492">Antanas</text:p>
            </table:table-cell>
            <table:table-cell table:style-name="TableCell493">
              <text:p text:style-name="P494">Ramonas</text:p>
            </table:table-cell>
            <table:table-cell table:style-name="TableCell495">
              <text:p text:style-name="P496">1947</text:p>
            </table:table-cell>
            <table:table-cell table:style-name="TableCell497">
              <text:p text:style-name="P498">1993</text:p>
            </table:table-cell>
          </table:table-row>
        </table:table>
        <text:p text:style-name="P499"/>
        <text:p text:style-name="Normal"/>
        <text:p text:style-name="P500"/>
        <text:soft-page-break/>
        <text:h text:style-name="Heading1" text:outline-level="1">Rodyklė</text:h>
        <text:alphabetical-index text:name="_IDX0">
          <text:alphabetical-index-source fo:language="en" fo:country="US">
            <text:index-title-template/>
            <text:alphabetical-index-entry-template text:outline-level="1" text:style-name="Index1">
              <text:index-entry-text/>
              <text:index-entry-span>, </text:index-entry-span>
              <text:index-entry-page-number/>
            </text:alphabetical-index-entry-template>
            <text:alphabetical-index-entry-template text:outline-level="2" text:style-name="Normal">
              <text:index-entry-text/>
              <text:index-entry-span>, </text:index-entry-span>
              <text:index-entry-page-number/>
            </text:alphabetical-index-entry-template>
            <text:alphabetical-index-entry-template text:outline-level="3" text:style-name="Normal">
              <text:index-entry-text/>
              <text:index-entry-span>, </text:index-entry-span>
              <text:index-entry-page-number/>
            </text:alphabetical-index-entry-template>
          </text:alphabetical-index-source>
          <text:index-body>
            <text:p text:style-name="P501"><text:span text:style-name="T502">atstovai</text:span>, 1</text:p>
            <text:p text:style-name="P503"><text:span text:style-name="T504">klausimas</text:span>, 1</text:p>
            <text:p text:style-name="P505"><text:span text:style-name="T506">Metai</text:span>, 2</text:p>
            <text:p text:style-name="P507"><text:span text:style-name="T508">metais</text:span>, 1</text:p>
            <text:p text:style-name="P509"><text:span text:style-name="T510">problematika</text:span>, 1</text:p>
          </text:index-body>
        </text:alphabetical-index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1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3333in" fo:line-height="100%"/>
      <style:text-properties style:font-name-asian="Times New Roman"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-asian="Times New Roman" fo:font-weight="bold" style:font-weight-asian="bold" style:font-weight-complex="bold" fo:font-size="18pt" style:font-size-asian="18pt" style:font-size-complex="18pt" style:language-asian="lt" style:country-asian="LT" fo:hyphenate="false"/>
    </style:style>
    <style:style style:name="Normal" style:display-name="Normal" style:family="paragraph">
      <style:paragraph-properties fo:text-align="justify" fo:margin-bottom="0in" fo:line-height="150%" fo:text-indent="0.3937in"/>
      <style:text-properties style:font-name="Times New Roman" fo:font-size="12pt" style:font-size-asian="12pt" fo:hyphenate="false"/>
    </style:style>
    <style:style style:name="DefaultParagraphFont" style:display-name="Default Paragraph Font" style:family="text"/>
    <style:style style:name="Naujas" style:display-name="Naujas" style:family="paragraph" style:parent-style-name="Normal" style:list-style-name="LFO1">
      <style:text-properties fo:hyphenate="false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lt" style:country-asian="LT"/>
    </style:style>
    <style:style style:name="NoSpacing" style:display-name="No Spacing" style:family="paragraph" style:parent-style-name="Normal">
      <style:paragraph-properties fo:margin-top="0.0694in" fo:margin-bottom="0.0694in" fo:line-height="100%"/>
      <style:text-properties style:font-name-asian="Times New Roman" style:font-size-complex="12pt" style:language-asian="lt" style:country-asian="LT"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text-align="start" fo:margin-bottom="0.1388in" fo:line-height="115%" fo:margin-left="0.5in" fo:text-indent="0in">
        <style:tab-stops/>
      </style:paragraph-properties>
      <style:text-properties style:font-name="Calibri" style:font-name-asian="Times New Roman" fo:font-size="11pt" style:font-size-asian="11pt" fo:hyphenate="false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fo:font-size="12pt" style:font-size-asian="12pt"/>
    </style:style>
    <style:style style:name="Footer" style:display-name="Footer" style:family="paragraph" style:parent-style-name="Normal">
      <style:paragraph-properties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fo:font-size="12pt" style:font-size-asian="12pt"/>
    </style:style>
    <style:style style:name="BalloonText" style:display-name="Balloon Text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list-style style:name="LFO1" style:display-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UNESCO" style:display-name="UNESCO" style:family="text" style:parent-style-name="DefaultParagraphFont">
      <style:text-properties style:font-name="Arial" fo:color="#0070C0" fo:font-size="14pt" style:font-size-asian="14pt"/>
    </style:style>
    <style:style style:name="Index1" style:display-name="Index 1" style:family="paragraph" style:parent-style-name="Normal" style:next-style-name="Normal" style:auto-update="true">
      <style:paragraph-properties fo:line-height="100%" fo:margin-left="0.1666in" fo:text-indent="-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Egzaminas 2014</text:p>
        <text:p text:style-name="Header"/>
      </style:header>
      <style:footer>
        <text:p text:style-name="Footer">Informacinės technologijos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enata</meta:initial-creator>
    <dc:creator>Labas</dc:creator>
    <meta:creation-date>2021-05-21T12:24:00Z</meta:creation-date>
    <dc:date>2021-05-21T12:24:00Z</dc:date>
    <meta:template xlink:href="Normal.dotm" xlink:type="simple"/>
    <meta:editing-cycles>2</meta:editing-cycles>
    <meta:editing-duration>PT60S</meta:editing-duration>
    <meta:document-statistic meta:page-count="4" meta:paragraph-count="5" meta:word-count="430" meta:character-count="2876" meta:row-count="20" meta:non-whitespace-character-count="2451"/>
  </office:meta>
</office:document-meta>
</file>